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d5b" officeooo:paragraph-rsid="000b3d5b"/>
    </style:style>
    <style:style style:name="P2" style:family="paragraph" style:parent-style-name="Standard">
      <style:text-properties officeooo:rsid="000ba084" officeooo:paragraph-rsid="000ba084"/>
    </style:style>
    <style:style style:name="P3" style:family="paragraph" style:parent-style-name="Standard">
      <style:text-properties officeooo:rsid="000d57fe" officeooo:paragraph-rsid="000d5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quer coisa</text:p>
      <text:p text:style-name="P2">Gessica =D</text:p>
      <text:p text:style-name="P3">Jamila =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3:15.275000000</meta:creation-date>
    <meta:generator>LibreOffice/5.0.4.2$Windows_x86 LibreOffice_project/2b9802c1994aa0b7dc6079e128979269cf95bc78</meta:generator>
    <dc:date>2016-03-04T21:14:46.357000000</dc:date>
    <meta:editing-duration>PT2M33S</meta:editing-duration>
    <meta:editing-cycles>3</meta:editing-cycles>
    <meta:document-statistic meta:table-count="0" meta:image-count="0" meta:object-count="0" meta:page-count="1" meta:paragraph-count="3" meta:word-count="6" meta:character-count="33" meta:non-whitespace-character-count="30"/>
  </office:meta>
</office:document-meta>
</file>